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GOPOPA+TimesNewRoman" svg:font-family="GOPOPA+TimesNewRoman" style:font-family-generic="roman"/>
    <style:font-face style:name="GOPOPM+TimesNewRoman,Italic" svg:font-family="'GOPOPM+TimesNewRoman,Italic'" style:font-family-generic="roman"/>
    <style:font-face style:name="GPAACC+TimesNewRoman,Bold" svg:font-family="'GPAACC+TimesNewRoman,Bold'" style:font-family-generic="roman"/>
    <style:font-face style:name="GOPPGC+Arial,Bold" svg:font-family="'GOPPGC+Arial,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paragraph">
      <style:paragraph-properties fo:break-before="page"/>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0.7929in" fo:margin-right="0in" fo:text-align="start" style:justify-single-word="false" fo:text-indent="0in" style:auto-text-indent="false" style:text-autospace="none"/>
      <style:text-properties style:font-name="Times New Roman" fo:font-size="12pt" style:font-name-asian="GOPOPA+TimesNewRoman" style:font-size-asian="12pt" style:font-name-complex="GOPOPA+TimesNewRoman" style:font-size-complex="12pt"/>
    </style:style>
    <style:style style:name="P6" style:family="paragraph" style:parent-style-name="Standard">
      <style:paragraph-properties fo:margin-left="0.6661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7" style:family="paragraph" style:parent-style-name="paragraph">
      <style:text-properties fo:font-style="italic" style:text-underline-style="solid" style:text-underline-width="auto" style:text-underline-color="font-color" style:font-style-asian="italic" style:font-style-complex="italic"/>
    </style:style>
    <style:style style:name="P8" style:family="paragraph" style:parent-style-name="paragraph">
      <style:text-properties fo:font-style="normal" style:text-underline-style="none" style:font-style-asian="normal" style:font-style-complex="normal"/>
    </style:style>
    <style:style style:name="P9" style:family="paragraph" style:parent-style-name="paragraph">
      <style:paragraph-properties fo:margin-left="0.7929in" fo:margin-right="0in" fo:text-indent="0.0063in" style:auto-text-indent="false">
        <style:tab-stops/>
      </style:paragraph-properties>
    </style:style>
    <style:style style:name="P10" style:family="paragraph" style:parent-style-name="Standard">
      <style:paragraph-properties fo:margin-left="0.7929in" fo:margin-right="0in" fo:text-indent="0in" style:auto-text-indent="false"/>
      <style:text-properties style:font-name="Times New Roman" fo:font-size="12pt" style:font-name-asian="GOPOPA+TimesNewRoman" style:font-size-asian="12pt" style:font-name-complex="GOPOPA+TimesNewRoman" style:font-size-complex="12pt"/>
    </style:style>
    <style:style style:name="P11" style:family="paragraph" style:parent-style-name="Standard">
      <style:text-properties fo:language="en" fo:country="US"/>
    </style:style>
    <style:style style:name="P12" style:family="paragraph" style:parent-style-name="Standard" style:list-style-name="L1">
      <style:paragraph-properties fo:margin-left="0.5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13" style:family="paragraph" style:parent-style-name="Standard" style:list-style-name="L1">
      <style:paragraph-properties fo:margin-left="0.5in" fo:margin-right="0in" fo:text-align="start" style:justify-single-word="false" fo:text-indent="0.3028in" style:auto-text-indent="false" style:text-autospace="none"/>
      <style:text-properties style:font-name="Times New Roman" fo:font-size="12pt" style:font-size-asian="12pt" style:font-size-complex="12pt"/>
    </style:style>
    <style:style style:name="P14" style:family="paragraph" style:parent-style-name="Standard">
      <style:paragraph-properties fo:margin-left="0.789in" fo:margin-right="0in" fo:text-align="start" style:justify-single-word="false" fo:text-indent="0in"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5" style:family="paragraph" style:parent-style-name="Standard">
      <style:paragraph-properties fo:margin-left="0.789in" fo:margin-right="0in" fo:text-indent="0in" style:auto-text-indent="false" style:text-autospace="none"/>
      <style:text-properties style:font-name="Times New Roman" fo:font-size="12pt" fo:font-weight="bold" style:font-size-asian="12pt" style:font-weight-asian="bold" style:font-size-complex="12pt" style:font-weight-complex="bold"/>
    </style:style>
    <style:style style:name="P16" style:family="paragraph" style:parent-style-name="paragraph">
      <style:text-properties fo:font-weight="bold" style:font-weight-asian="bold" style:font-weight-complex="bold"/>
    </style:style>
    <style:style style:name="P17" style:family="paragraph" style:parent-style-name="paragraph">
      <style:text-properties style:text-underline-style="solid" style:text-underline-width="auto" style:text-underline-color="font-color" fo:font-weight="bold" style:font-weight-asian="bold" style:font-weight-complex="bold"/>
    </style:style>
    <style:style style:name="P18" style:family="paragraph" style:parent-style-name="paragraph" style:list-style-name="L6">
      <style:text-properties style:text-underline-style="solid" style:text-underline-width="auto" style:text-underline-color="font-color" fo:font-weight="bold" style:font-weight-asian="bold" style:font-weight-complex="bold"/>
    </style:style>
    <style:style style:name="P19" style:family="paragraph" style:parent-style-name="paragraph">
      <style:text-properties style:text-underline-style="none" fo:font-weight="normal" style:font-weight-asian="normal" style:font-weight-complex="normal"/>
    </style:style>
    <style:style style:name="P20" style:family="paragraph" style:parent-style-name="paragraph" style:list-style-name="L3">
      <style:text-properties style:text-underline-style="none" fo:font-weight="normal" style:font-weight-asian="normal" style:font-weight-complex="normal"/>
    </style:style>
    <style:style style:name="P21" style:family="paragraph" style:parent-style-name="paragraph" style:list-style-name="L8">
      <style:text-properties style:text-underline-style="none" fo:font-weight="normal" style:font-weight-asian="normal" style:font-weight-complex="normal"/>
    </style:style>
    <style:style style:name="P22" style:family="paragraph" style:parent-style-name="paragraph">
      <style:text-properties style:text-underline-style="none" fo:font-weight="normal" fo:background-color="#ffff00" style:font-weight-asian="normal" style:font-weight-complex="normal"/>
    </style:style>
    <style:style style:name="P23" style:family="paragraph" style:parent-style-name="paragraph" style:list-style-name="L2"/>
    <style:style style:name="P24" style:family="paragraph" style:parent-style-name="paragraph" style:list-style-name="L4"/>
    <style:style style:name="P25" style:family="paragraph" style:parent-style-name="paragraph" style:list-style-name="L5"/>
    <style:style style:name="P26" style:family="paragraph" style:parent-style-name="paragraph" style:list-style-name="L7"/>
    <style:style style:name="P27" style:family="paragraph" style:parent-style-name="paragraph">
      <style:text-properties fo:font-style="italic" style:text-underline-style="solid" style:text-underline-width="auto" style:text-underline-color="font-color" style:font-style-asian="italic" style:font-style-complex="italic"/>
    </style:style>
    <style:style style:name="P28" style:family="paragraph" style:parent-style-name="paragraph">
      <style:paragraph-properties fo:break-before="page"/>
    </style:style>
    <style:style style:name="P29" style:family="paragraph" style:parent-style-name="paragraph">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30" style:family="paragraph" style:parent-style-name="paragraph">
      <style:paragraph-properties fo:margin-left="1.4772in" fo:margin-right="0in" fo:text-indent="-0.25in" style:auto-text-indent="false"/>
      <style:text-properties style:text-underline-style="solid" style:text-underline-width="auto" style:text-underline-color="font-color" fo:font-weight="bold" style:font-weight-asian="bold" style:font-weight-complex="bold"/>
    </style:style>
    <style:style style:name="P31" style:family="paragraph" style:parent-style-name="paragraph" style:list-style-name="L6">
      <style:paragraph-properties fo:margin-left="1.4772in" fo:margin-right="0in" fo:text-indent="-0.25in" style:auto-text-indent="false"/>
      <style:text-properties style:text-underline-style="solid" style:text-underline-width="auto" style:text-underline-color="font-color" fo:font-weight="bold" style:font-weight-asian="bold" style:font-weight-complex="bold"/>
    </style:style>
    <style:style style:name="P32" style:family="paragraph" style:parent-style-name="paragraph">
      <style:paragraph-properties fo:margin-left="1.4772in" fo:margin-right="0in" fo:text-indent="-0.25in" style:auto-text-indent="false"/>
      <style:text-properties style:text-underline-style="solid" style:text-underline-width="auto" style:text-underline-color="font-color" fo:font-weight="bold" fo:background-color="#ffff00" style:font-weight-asian="bold" style:font-weight-complex="bold"/>
    </style:style>
    <style:style style:name="P33" style:family="paragraph" style:parent-style-name="paragraph">
      <style:paragraph-properties fo:margin-top="0in" fo:margin-bottom="0in"/>
    </style:style>
    <style:style style:name="P34" style:family="paragraph" style:parent-style-name="paragraph">
      <style:paragraph-properties fo:margin-top="0in" fo:margin-bottom="0in"/>
      <style:text-properties fo:font-weight="bold" style:font-weight-asian="bold" style:font-weight-complex="bold"/>
    </style:style>
    <style:style style:name="P35" style:family="paragraph" style:parent-style-name="paragraph">
      <style:paragraph-properties fo:margin-top="0in" fo:margin-bottom="0in" fo:break-before="page"/>
      <style:text-properties fo:font-weight="bold" style:font-weight-asian="bold" style:font-weight-complex="bold"/>
    </style:style>
    <style:style style:name="P36" style:family="paragraph" style:parent-style-name="paragraph" style:list-style-name="L7">
      <style:paragraph-properties fo:margin-left="0.6925in" fo:margin-right="0in" fo:text-indent="0in" style:auto-text-indent="false"/>
    </style:style>
    <style:style style:name="P37" style:family="paragraph" style:parent-style-name="paragraph">
      <style:paragraph-properties fo:margin-left="1.2272in" fo:margin-right="0in" fo:text-indent="0in" style:auto-text-indent="false"/>
      <style:text-properties style:text-underline-style="solid" style:text-underline-width="auto" style:text-underline-color="font-color" fo:font-weight="bold" style:font-weight-asian="bold" style:font-weight-complex="bold"/>
    </style:style>
    <style:style style:name="P38" style:family="paragraph" style:parent-style-name="paragraph" style:list-style-name="L6">
      <style:paragraph-properties fo:margin-left="1.2874in" fo:margin-right="0in" fo:text-indent="-0.25in" style:auto-text-indent="false">
        <style:tab-stops/>
      </style:paragraph-properties>
      <style:text-properties style:text-underline-style="solid" style:text-underline-width="auto" style:text-underline-color="font-color" fo:font-weight="bold" style:font-weight-asian="bold" style:font-weight-complex="bold"/>
    </style:style>
    <style:style style:name="P39" style:family="paragraph" style:parent-style-name="paragraph">
      <style:paragraph-properties fo:margin-left="0.789in" fo:margin-right="0in" fo:margin-top="0in" fo:margin-bottom="0in" fo:text-indent="0in" style:auto-text-indent="false"/>
      <style:text-properties fo:font-weight="bold" style:font-weight-asian="bold" style:font-weight-complex="bold"/>
    </style:style>
    <style:style style:name="P40" style:family="paragraph" style:parent-style-name="paragraph">
      <style:paragraph-properties fo:margin-left="0.789in" fo:margin-right="0in" fo:margin-top="0in" fo:margin-bottom="0in" fo:text-indent="0in" style:auto-text-indent="false"/>
      <style:text-properties style:font-name="Times New Roman" fo:font-size="12pt" fo:font-weight="bold" style:font-size-asian="12pt" style:font-weight-asian="bold" style:font-size-complex="12pt" style:font-weight-complex="bold"/>
    </style:style>
    <style:style style:name="P41" style:family="paragraph" style:parent-style-name="paragraph" style:list-style-name="L8">
      <style:paragraph-properties fo:margin-left="1.9693in" fo:margin-right="0in" fo:text-indent="-0.25in" style:auto-text-indent="false"/>
      <style:text-properties style:text-underline-style="none" fo:font-weight="normal" style:font-weight-asian="normal" style:font-weight-complex="normal"/>
    </style:style>
    <style:style style:name="P42" style:family="paragraph" style:parent-style-name="paragraph" style:list-style-name="L8">
      <style:paragraph-properties fo:margin-left="1.9693in" fo:margin-right="0in" fo:text-indent="-0.25in" style:auto-text-indent="false"/>
      <style:text-properties style:text-underline-style="none" fo:font-weight="bold" style:font-weight-asian="bold" style:font-weight-complex="bold"/>
    </style:style>
    <style:style style:name="P43" style:family="paragraph" style:parent-style-name="code">
      <style:text-properties fo:language="en" fo:country="US" style:language-asian="zxx" style:country-asian="none"/>
    </style:style>
    <style:style style:name="P44" style:family="paragraph">
      <style:paragraph-properties fo:text-align="center"/>
    </style:style>
    <style:style style:name="P45" style:family="paragraph">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GOPPGC+Arial,Bold" style:font-weight-asian="bold" style:font-name-complex="GOPPGC+Arial,Bold" style:font-weight-complex="bold"/>
    </style:style>
    <style:style style:name="T4" style:family="text">
      <style:text-properties fo:font-weight="bold" style:font-name-asian="GOPOPA+TimesNewRoman" style:font-weight-asian="bold" style:font-name-complex="GOPOPA+TimesNewRoman" style:font-weight-complex="bold"/>
    </style:style>
    <style:style style:name="T5" style:family="text">
      <style:text-properties style:font-weight-complex="bold"/>
    </style:style>
    <style:style style:name="T6" style:family="text">
      <style:text-properties style:font-name="Times New Roman" fo:font-size="12pt" style:font-size-asian="10.5pt" style:font-size-complex="12pt"/>
    </style:style>
    <style:style style:name="T7" style:family="text">
      <style:text-properties style:font-name="Times New Roman" fo:font-size="12pt" fo:font-weight="normal" style:font-size-asian="10.5pt" style:font-weight-asian="normal" style:font-size-complex="12pt" style:font-weight-complex="normal"/>
    </style:style>
    <style:style style:name="T8" style:family="text">
      <style:text-properties style:font-name="Times New Roman" fo:font-size="12pt" fo:font-weight="normal" fo:background-color="#ffff00" style:font-size-asian="10.5pt" style:font-weight-asian="normal" style:font-size-complex="12pt" style:font-weight-complex="normal"/>
    </style:style>
    <style:style style:name="T9" style:family="text">
      <style:text-properties style:font-name="Times New Roman" fo:font-size="12pt" fo:font-weight="bold" style:font-size-asian="10.5pt" style:font-weight-asian="bold" style:font-size-complex="12pt" style:font-weight-complex="bold"/>
    </style:style>
    <style:style style:name="T10" style:family="text">
      <style:text-properties style:font-size-complex="12pt"/>
    </style:style>
    <style:style style:name="T11" style:family="text">
      <style:text-properties style:font-size-complex="12pt" style:font-weight-complex="bold"/>
    </style:style>
    <style:style style:name="T12" style:family="text">
      <style:text-properties style:font-size-complex="12pt" style:font-weight-complex="normal"/>
    </style:style>
    <style:style style:name="T13" style:family="text">
      <style:text-properties fo:font-size="10pt" style:font-name-asian="GOPOPA+TimesNewRoman" style:font-size-asian="10pt" style:font-name-complex="GOPOPA+TimesNewRoman" style:font-size-complex="10pt"/>
    </style:style>
    <style:style style:name="T14" style:family="text">
      <style:text-properties fo:font-size="10pt" style:text-underline-style="none" style:font-name-asian="GOPPGC+Arial,Bold" style:font-size-asian="10pt" style:font-name-complex="GOPPGC+Arial,Bold" style:font-size-complex="10pt"/>
    </style:style>
    <style:style style:name="T15" style:family="text">
      <style:text-properties fo:font-size="10pt" style:font-name-asian="GOPPGC+Arial,Bold" style:font-size-asian="10pt" style:font-name-complex="GOPPGC+Arial,Bold" style:font-size-complex="10pt"/>
    </style:style>
    <style:style style:name="T16" style:family="text">
      <style:text-properties style:font-name-asian="GOPOPA+TimesNewRoman" style:font-name-complex="GOPOPA+TimesNewRoman"/>
    </style:style>
    <style:style style:name="T17" style:family="text">
      <style:text-properties style:font-name-asian="GOPPGC+Arial,Bold" style:font-name-complex="GOPPGC+Arial,Bold"/>
    </style:style>
    <style:style style:name="T18" style:family="text">
      <style:text-properties fo:background-color="#ffff00"/>
    </style:style>
    <style:style style:name="T19" style:family="text">
      <style:text-properties fo:language="en" fo:country="US" style:language-asian="zxx" style:country-asian="none"/>
    </style:style>
    <style:style style:name="T20" style:family="text">
      <style:text-properties fo:background-color="transparent"/>
    </style:style>
    <style:style style:name="T21" style:family="text">
      <style:text-properties style:font-name="GOPOPA+TimesNewRoman" fo:font-size="10pt" style:font-name-asian="GOPOPA+TimesNewRoman" style:font-size-asian="10pt" style:font-name-complex="GOPOPA+TimesNewRoman" style:font-size-complex="10pt"/>
    </style:style>
    <style:style style:name="T22" style:family="text">
      <style:text-properties style:font-name-asian="GOPOPA+TimesNewRoman" style:font-name-complex="GOPOPA+TimesNewRoman"/>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style:font-name-asian="GOPOPA+TimesNewRoman" style:font-weight-asian="normal" style:font-name-complex="GOPOPA+TimesNewRoman" style:font-weight-complex="normal"/>
    </style:style>
    <style:style style:name="T26" style:family="text">
      <style:text-properties style:font-name="Times New Roman"/>
    </style:style>
    <style:style style:name="T27" style:family="text">
      <style:text-properties style:font-name="Times New Roman" fo:font-size="12pt" style:font-name-asian="GOPOPA+TimesNewRoman" style:font-size-asian="12pt" style:font-name-complex="GOPOPA+TimesNewRoman" style:font-size-complex="12pt"/>
    </style:style>
    <style:style style:name="T28" style:family="text">
      <style:text-properties style:font-name="Times New Roman" fo:font-size="12pt" fo:font-weight="bold" style:font-name-asian="GOPOPA+TimesNewRoman" style:font-size-asian="12pt" style:font-weight-asian="bold" style:font-name-complex="GOPOPA+TimesNewRoman" style:font-size-complex="12pt" style:font-weight-complex="bold"/>
    </style:style>
    <style:style style:name="T29" style:family="text">
      <style:text-properties style:font-name="Times New Roman" fo:font-size="12pt" fo:font-weight="normal" style:font-name-asian="GOPOPA+TimesNewRoman" style:font-size-asian="12pt" style:font-weight-asian="normal" style:font-name-complex="GOPOPA+TimesNewRoman" style:font-size-complex="12pt" style:font-weight-complex="normal"/>
    </style:style>
    <style:style style:name="T30" style:family="text">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T31" style:family="text">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T32" style:family="text">
      <style:text-properties style:font-name="Times New Roman" fo:font-size="12pt" style:text-underline-style="none" fo:font-weight="normal" fo:background-color="#ffff00" style:font-name-asian="GOPOPA+TimesNewRoman" style:font-size-asian="12pt" style:font-weight-asian="normal" style:font-name-complex="GOPOPA+TimesNewRoman" style:font-size-complex="12pt" style:font-weight-complex="normal"/>
    </style:style>
    <style:style style:name="T33" style:family="text">
      <style:text-properties style:font-name="Times New Roman" fo:font-size="12pt" style:text-underline-style="none" style:font-name-asian="GOPOPA+TimesNewRoman" style:font-size-asian="12pt" style:font-name-complex="GOPOPA+TimesNewRoman" style:font-size-complex="12pt"/>
    </style:style>
    <style:style style:name="T34" style:family="text">
      <style:text-properties style:font-name="Times New Roman" fo:font-size="12pt" style:text-underline-style="none" fo:background-color="#ffff00" style:font-name-asian="GOPOPA+TimesNewRoman" style:font-size-asian="12pt" style:font-name-complex="GOPOPA+TimesNewRoman" style:font-size-complex="12pt"/>
    </style:style>
    <style:style style:name="T35" style:family="text">
      <style:text-properties style:font-name="Times New Roman" fo:font-size="12pt" fo:background-color="#ffff00" style:font-name-asian="GOPOPA+TimesNewRoman" style:font-size-asian="12pt" style:font-name-complex="GOPOPA+TimesNewRoman" style:font-size-complex="12pt"/>
    </style:style>
    <style:style style:name="T36" style:family="text">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T37" style:family="text">
      <style:text-properties style:font-name="Times New Roman" fo:font-size="12pt" style:text-underline-style="solid" style:text-underline-width="auto" style:text-underline-color="font-color" fo:font-weight="normal" style:font-name-asian="GOPOPA+TimesNewRoman" style:font-size-asian="12pt" style:font-weight-asian="normal" style:font-name-complex="GOPOPA+TimesNewRoman" style:font-size-complex="12pt" style:font-weight-complex="bold"/>
    </style:style>
    <style:style style:name="T38" style:family="text">
      <style:text-properties style:font-name="Times New Roman" fo:font-size="12pt" style:text-underline-style="solid" style:text-underline-width="auto" style:text-underline-color="font-color" style:font-name-asian="GOPOPA+TimesNewRoman" style:font-size-asian="12pt" style:font-name-complex="GOPOPA+TimesNewRoman" style:font-size-complex="12pt"/>
    </style:style>
    <style:style style:name="T39" style:family="text">
      <style:text-properties fo:font-size="12pt"/>
    </style:style>
    <style:style style:name="T40" style:family="text">
      <style:text-properties fo:font-size="12pt" style:text-underline-style="none" style:font-name-asian="GOPOPA+TimesNewRoman" style:font-size-asian="12pt" style:font-name-complex="GOPOPA+TimesNewRoman" style:font-size-complex="12pt"/>
    </style:style>
    <style:style style:name="T41" style:family="text">
      <style:text-properties fo:font-size="12pt" style:text-underline-style="none" fo:font-weight="bold" style:font-name-asian="GOPOPA+TimesNewRoman" style:font-size-asian="12pt" style:font-weight-asian="bold" style:font-name-complex="GOPOPA+TimesNewRoman" style:font-size-complex="12pt" style:font-weight-complex="bold"/>
    </style:style>
    <style:style style:name="T42" style:family="text">
      <style:text-properties style:font-size-asian="12pt"/>
    </style:style>
    <style:style style:name="T43" style:family="text">
      <style:text-properties style:text-underline-style="none"/>
    </style:style>
    <style:style style:name="T44" style:family="text">
      <style:text-properties style:text-underline-style="none" fo:font-weight="bold" style:font-name-asian="GOPOPA+TimesNewRoman" style:font-weight-asian="bold" style:font-name-complex="GOPOPA+TimesNewRoman" style:font-weight-complex="bold"/>
    </style:style>
    <style:style style:name="T45" style:family="text">
      <style:text-properties style:text-underline-style="none" style:font-name-asian="GOPOPA+TimesNewRoman" style:font-name-complex="GOPOPA+TimesNewRoman"/>
    </style:style>
    <style:style style:name="T46" style:family="text">
      <style:text-properties style:text-underline-style="none" style:font-name-asian="GOPPGC+Arial,Bold" style:font-name-complex="GOPPGC+Arial,Bold"/>
    </style:style>
    <style:style style:name="T47" style:family="text">
      <style:text-properties style:font-weight-asian="normal"/>
    </style:style>
    <style:style style:name="T48" style:family="text">
      <style:text-properties style:font-weight-complex="normal"/>
    </style:style>
    <style:style style:name="T49" style:family="text">
      <style:text-properties style:text-underline-style="solid" style:text-underline-width="auto" style:text-underline-color="font-color"/>
    </style:style>
    <style:style style:name="T50" style:family="text">
      <style:text-properties style:font-weight-asian="bold"/>
    </style:style>
    <style:style style:name="T51" style:family="text">
      <style:text-properties style:font-name="GPAACC+TimesNewRoman,Bold" fo:font-size="14pt" style:font-name-asian="GPAACC+TimesNewRoman,Bold" style:font-size-asian="14pt" style:font-name-complex="GPAACC+TimesNewRoman,Bold" style:font-size-complex="14pt"/>
    </style:style>
    <style:style style:name="T52" style:family="text">
      <style:text-properties style:font-name="GOPPGC+Arial,Bold" fo:font-size="10pt" style:text-underline-style="none" style:font-name-asian="GOPPGC+Arial,Bold" style:font-size-asian="10pt" style:font-name-complex="GOPPGC+Arial,Bold" style:font-size-complex="10pt"/>
    </style:style>
    <style:style style:name="T53" style:family="text">
      <style:text-properties style:font-name="GOPPGC+Arial,Bold" fo:font-size="10pt" style:font-name-asian="GOPPGC+Arial,Bold" style:font-size-asian="10pt" style:font-name-complex="GOPPGC+Arial,Bold" style:font-size-complex="10pt"/>
    </style:style>
    <style:style style:name="T54" style:family="text">
      <style:text-properties style:font-name-asian="GOPPGC+Arial,Bold" style:font-name-complex="GOPPGC+Arial,Bold"/>
    </style:style>
    <style:style style:name="T55"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style:run-through="foreground"/>
    </style:style>
    <style:style style:name="gr5" style:family="graphic">
      <style:graphic-properties svg:stroke-width="0.0598in" draw:marker-start-width="0.2299in" draw:marker-end-width="0.2299in" draw:textarea-horizontal-align="justify" draw:textarea-vertical-align="middle" draw:auto-grow-height="false" fo:padding-top="0.0299in" fo:padding-bottom="0.0299in" fo:padding-left="0.0299in" fo:padding-right="0.0299in" style:run-through="foreground"/>
    </style:style>
    <style:style style:name="gr6" style:family="graphic">
      <style:graphic-properties draw:fill-color="#000000"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draw:fill-color="#000000" draw:textarea-horizontal-align="center" draw:textarea-vertical-align="middle" style:run-through="foreground"/>
    </style:style>
    <style:style style:name="gr9" style:family="graphic">
      <style:graphic-properties draw:stroke="none" svg:stroke-color="#000000" draw:fill="none" draw:fill-color="#ffffff" fo:min-height="0.1917in" style:run-through="foreground"/>
    </style:style>
    <style:style style:name="gr10" style:family="graphic">
      <style:graphic-properties draw:stroke="none" svg:stroke-color="#000000" draw:fill="none" draw:fill-color="#ffffff" fo:min-height="0.1563in" style:run-through="foreground"/>
    </style:style>
    <style:style style:name="gr11" style:family="graphic">
      <style:graphic-properties draw:stroke="none" svg:stroke-color="#000000" draw:fill="none" draw:fill-color="#ffffff" fo:min-height="0.1339in" style:run-through="foreground"/>
    </style:style>
    <style:style style:name="gr12" style:family="graphic">
      <style:graphic-properties draw:stroke="none" svg:stroke-color="#000000" draw:fill="none" draw:fill-color="#ffffff" fo:min-height="0.175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 for CCM</text:h>
      <text:h text:style-name="Heading_20_2" text:outline-level="2">Asynch Interface and Operation Usage Mapping</text:h>
      <text:p text:style-name="paragraph">CORBA already provides a suitable technique on the middleware layer called AMI (see <text:span text:style-name="T18">xxxx</text:span>.pdf).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a so called reply handler). This example studies the second variant that uses a Callback; the sender receives callback calls in a so called reply handler. <text:s/></text:p>
      <text:p text:style-name="paragraph">To use AMI in CCM, an AMI component should be created. This component provides the asynchronous interfaces for the clients. The design of this component and the signature of the used interfaces and operations are all described in implied-IDL. </text:p>
      <text:p text:style-name="paragraph"><text:span text:style-name="T27">Each designed interface is mapped to implied-IDL interfaces and operations. An interface is prefixed by “</text:span><text:span text:style-name="T28">AMI_</text:span><text:span text:style-name="T27">”. If this implied-IDL interface name conflicts with existing interface in the same module, </text:span><text:span text:style-name="T35">xxxx</text:span><text:span text:style-name="T27">. Each operation in an interface is prefixed with “</text:span><text:span text:style-name="T28">sendc_</text:span><text:span text:style-name="T29">”. If this implied-IDL operation name conflicts with existing operations on the interface or any of the interface’s base interfaces, “ami_” strings are inserted between “sendc_” and the original operation name until the implied-IDL operation name is unique. </text:span></text:p>
      <text:p text:style-name="P1"/>
      <text:h text:style-name="Heading_20_3" text:outline-level="3"><text:tab/><text:tab/>Running Example</text:h>
      <text:p text:style-name="paragraph">A running example is used throughout this section to clarify the generation of the new typed asynchronous invocation stubs, the new reply handling interfaces for receiving callback responses The example features a simple stock portfolio manager interface. Most importantly, the interface includes operations that cover all cases of operation signature:</text:p>
      <text:list xml:id="list1574682985" text:style-name="L7">
        <text:list-item>
          <text:p text:style-name="P26">attributes</text:p>
        </text:list-item>
        <text:list-item>
          <text:p text:style-name="P26">in arguments</text:p>
        </text:list-item>
        <text:list-item>
          <text:p text:style-name="P26">inout arguments</text:p>
        </text:list-item>
        <text:list-item>
          <text:p text:style-name="P26">out arguments</text:p>
        </text:list-item>
        <text:list-item>
          <text:p text:style-name="P26"><text:soft-page-break/>return values</text:p>
        </text:list-item>
        <text:list-item>
          <text:p text:style-name="P26">user exceptions</text:p>
          <text:p text:style-name="P36">Operations declared oneway are not mapped to asynchronous invocation stubs because <text:span text:style-name="T27">they are already asynchronous in nature.</text:span></text:p>
          <text:p text:style-name="P36"><text:span text:style-name="T27"/></text:p>
        </text:list-item>
      </text:list>
      <text:p text:style-name="P33">// Original IDL</text:p>
      <text:p text:style-name="P34"><text:span text:style-name="T19">exception InternalError { string sym; };</text:span></text:p>
      <text:p text:style-name="P34"><text:span text:style-name="T19">interface StockManager {</text:span></text:p>
      <text:p text:style-name="P34"><text:span text:style-name="T19"><text:tab/>attribute string stock_exchange_name;</text:span></text:p>
      <text:p text:style-name="P34"><text:span text:style-name="T19"/></text:p>
      <text:p text:style-name="P34"><text:span text:style-name="T19"><text:tab/>boolean <text:tab/>add_stock(in string symbol, in double quote);</text:span></text:p>
      <text:p text:style-name="P34"><text:span text:style-name="T19"><text:tab/>void <text:tab/><text:tab/>edit_stock(in string symbol, in double new_quote)</text:span></text:p>
      <text:p text:style-name="P34"><text:span text:style-name="T19"><text:tab/><text:tab/>raises(InvalidStock);</text:span></text:p>
      <text:p text:style-name="P34"><text:span text:style-name="T19"><text:tab/>void <text:tab/><text:tab/>remove_stock(in string symbol, out double quote)</text:span></text:p>
      <text:p text:style-name="P34"><text:span text:style-name="T19"><text:tab/><text:tab/>raises(InvalidStock);</text:span></text:p>
      <text:p text:style-name="P34"><text:span text:style-name="T19"><text:tab/>boolean <text:tab/>find_closest_symbol(inout string symbol);</text:span></text:p>
      <text:p text:style-name="P34"><text:span text:style-name="T19"><text:tab/>double <text:tab/>get_quote(in string symbol) raises(InvalidStock);</text:span></text:p>
      <text:p text:style-name="P34"><text:span text:style-name="T19">};</text:span></text:p>
      <text:p text:style-name="P17"><text:span text:style-name="T27">Implied-IDL for asynchronous interfaces</text:span></text:p>
      <text:p text:style-name="P19"><text:span text:style-name="T27">For each designed interface a new asynchronous interface in implied-IDL is created. The signature of this interface is as follows:</text:span></text:p>
      <text:list xml:id="list2052374280" text:style-name="L2">
        <text:list-item>
          <text:p text:style-name="P23"><text:span text:style-name="T30">AMI_&lt;ifaceName&gt;</text:span><text:span text:style-name="T31"> where if </text:span><text:span text:style-name="T30">ifaceName</text:span><text:span text:style-name="T31"> is the name of the interface.</text:span></text:p>
        </text:list-item>
      </text:list>
      <text:p text:style-name="paragraph"><text:span text:style-name="T31">The operations and attributes within this interface are described in the following sections.</text:span></text:p>
      <text:p text:style-name="paragraph"><text:span text:style-name="T36">Implied-IDL for callback interfaces</text:span></text:p>
      <text:p text:style-name="P19"><text:span text:style-name="T27">For each designed interface a new callback interface in implied-IDL is created. The signature of this interface is as follows:</text:span></text:p>
      <text:list xml:id="list1244591804" text:continue-numbering="true" text:style-name="L2">
        <text:list-item>
          <text:p text:style-name="P23"><text:span text:style-name="T30">AMI_&lt;ifaceName&gt;_callback</text:span><text:span text:style-name="T31"> where if </text:span><text:span text:style-name="T30">ifaceName</text:span><text:span text:style-name="T31"> is the name of the interface.</text:span></text:p>
        </text:list-item>
      </text:list>
      <text:p text:style-name="paragraph"><text:span text:style-name="T31">The operations and attributes within this interface are described in the section </text:span><text:span text:style-name="T32">xxx</text:span><text:span text:style-name="T31">.</text:span></text:p>
      <text:p text:style-name="P19"><text:span text:style-name="T27"><text:s/></text:span><text:span text:style-name="T36">Implied-IDL for operations</text:span></text:p>
      <text:p text:style-name="P19"><text:span text:style-name="T27">The signature of the implied-IDL for a given IDL operation is the exactly the same as the AMI for CORBA:</text:span></text:p>
      <text:list xml:id="list1916365425" text:style-name="L3">
        <text:list-item>
          <text:p text:style-name="P20"><text:span text:style-name="T27">void return type, followed by;</text:span></text:p>
        </text:list-item>
        <text:list-item>
          <text:p text:style-name="P20"><text:span text:style-name="T28">sendc_&lt;opName&gt;</text:span><text:span text:style-name="T27"> where </text:span><text:span text:style-name="T28">opName</text:span><text:span text:style-name="T27"> is the name of the operation.</text:span></text:p>
        </text:list-item>
      </text:list>
      <text:p text:style-name="P19"><text:span text:style-name="T27">The async callback version takes the following arguments in order:</text:span></text:p>
      <text:list xml:id="list364599848" text:style-name="L5">
        <text:list-item>
          <text:p text:style-name="P25"><text:soft-page-break/><text:span text:style-name="T31">An object reference to a type-specific </text:span><text:span text:style-name="T30">ReplyHandler</text:span><text:span text:style-name="T31"> as described in Section </text:span><text:span text:style-name="T32">xxx</text:span><text:span text:style-name="T31">, “Type-Specific ReplyHandler Mapping,” with the parameter name </text:span><text:span text:style-name="T30">ami_handler</text:span><text:span text:style-name="T31">. If a nil </text:span><text:span text:style-name="T30">ReplyHandler</text:span><text:span text:style-name="T31"> reference is specified when this operation is invoked, no response will be returned for this invocation. A system exception may be raised by the ORB during evaluation of the request, but once </text:span><text:span text:style-name="T30">sendc</text:span><text:span text:style-name="T31"> returns, no further results of the operation will be made available. This is equivalent to setting the </text:span><text:span text:style-name="T30">CORBA::INV_NO_RESPONSE</text:span><text:span text:style-name="T31"> flag when making a DII deferred request.</text:span></text:p>
        </text:list-item>
      </text:list>
      <text:list xml:id="list2012971865" text:style-name="L4">
        <text:list-item>
          <text:p text:style-name="P24"><text:span text:style-name="T31">Each of the in and inout arguments in the order that they appeared in the operation's declaration in IDL, all with a parameter attribute of in and with the type specifier and parameter name of the original argument.</text:span></text:p>
        </text:list-item>
        <text:list-item>
          <text:p text:style-name="P24"><text:span text:style-name="T31">out arguments are ignored (i.e., are not part of the async signature).</text:span></text:p>
        </text:list-item>
      </text:list>
      <text:p text:style-name="P19"><text:span text:style-name="T27">The implied-IDL operation signature has a context expression identical to the one from the original operation (if any is present).</text:span></text:p>
      <text:p text:style-name="P17"><text:span text:style-name="T27">Implied-IDL for attributes</text:span></text:p>
      <text:p text:style-name="P17"><text:span text:style-name="T31">In AMI for CCM, the same rules apply as in AMI for CORBA:</text:span></text:p>
      <text:p text:style-name="P17"><text:span text:style-name="T31">The signature of the implied-IDL for the callback model getter and setter operations corresponding to an interface’s attribute is as follows.</text:span></text:p>
      <text:list xml:id="list662965699" text:style-name="L6">
        <text:list-item>
          <text:p text:style-name="P18"><text:span text:style-name="T31">Setter operations are only generated for attributes that are not defined readonly</text:span></text:p>
        </text:list-item>
        <text:list-item>
          <text:p text:style-name="P18"><text:span text:style-name="T31">void return type, followed by the operation name, which to distinguish between the getter and setter operations for the attribute is given by either:</text:span></text:p>
        </text:list-item>
        <text:list-item>
          <text:p text:style-name="P31"><text:span text:style-name="T33">sendc_get_&lt;attributeName&gt;</text:span><text:span text:style-name="T31"> for reading the attribute value, where attributeName is the name of the attribute, or</text:span></text:p>
        </text:list-item>
        <text:list-item>
          <text:p text:style-name="P31"><text:span text:style-name="T33">sendc_set_&lt;attributeName&gt;</text:span><text:span text:style-name="T31"> for setting the attribute value, where attributeName is the name of the attribute that is not defined readonly. The callback implied-IDL operations take the following arguments in order:</text:span></text:p>
        </text:list-item>
        <text:list-item>
          <text:p text:style-name="P38"><text:span text:style-name="T31">An object reference of a type-specific </text:span><text:span text:style-name="T33">ReplyHandler</text:span><text:span text:style-name="T31"> as described in Section </text:span><text:span text:style-name="T32">xxx </text:span><text:span text:style-name="T31">“Type-Specific ReplyHandler Mapping,” with the parameter name </text:span><text:span text:style-name="T33">ami_handler</text:span><text:span text:style-name="T31">.</text:span></text:p>
        </text:list-item>
        <text:list-item>
          <text:p text:style-name="P38"><text:span text:style-name="T31">The additional arguments for asynchronous implied-IDL operations for attributes are as follows:</text:span></text:p>
        </text:list-item>
        <text:list-item>
          <text:p text:style-name="P31"><text:span text:style-name="T31">For the attribute’s generated </text:span><text:span text:style-name="T33">get</text:span><text:span text:style-name="T31"> operation, there are no additional arguments.</text:span></text:p>
        </text:list-item>
        <text:list-item>
          <text:p text:style-name="P31"><text:span text:style-name="T31">For the attribute’s generated </text:span><text:span text:style-name="T33">set</text:span><text:span text:style-name="T31"> operation, there is one additional argument, in </text:span><text:span text:style-name="T33">&lt;attrType&gt; attr_&lt;attributeName&gt;</text:span><text:span text:style-name="T31">, where </text:span><text:span text:style-name="T33">attrType</text:span><text:span text:style-name="T31"> is the type of the attribute, and </text:span><text:span text:style-name="T33">attributeName</text:span><text:span text:style-name="T31"> is the name of that attribute. The </text:span><text:span text:style-name="T33">set</text:span><text:span text:style-name="T31"> operation is only generated for attributes that are not defined </text:span><text:span text:style-name="T33">readonly</text:span><text:span text:style-name="T31">.</text:span></text:p>
        </text:list-item>
      </text:list>
      <text:p text:style-name="P30"><text:span text:style-name="T31"/></text:p>
      <text:p text:style-name="P32"><text:soft-page-break/><text:span text:style-name="T31">EXCEPTION HANDLING</text:span></text:p>
      <text:p text:style-name="P16"><text:span text:style-name="T38">Type specific ReplyHandler mapping</text:span></text:p>
      <text:p text:style-name="P22"><text:span text:style-name="T27">See AMI for CORBA spec.</text:span></text:p>
      <text:p text:style-name="P7"><text:span text:style-name="T29">Example</text:span></text:p>
      <text:p text:style-name="P34"><text:span text:style-name="T33">// AMI implied-IDL including callback operations</text:span></text:p>
      <text:p text:style-name="P34"><text:span text:style-name="T33">// for original example IDL defined in Section</text:span><text:span text:style-name="T34"> xxx</text:span></text:p>
      <text:p text:style-name="P34"><text:span text:style-name="T33"/></text:p>
      <text:p text:style-name="P34"><text:span text:style-name="T33">exception InvalidStock { string sym; };</text:span></text:p>
      <text:p text:style-name="P34"><text:span text:style-name="T33"/></text:p>
      <text:p text:style-name="P34"><text:span text:style-name="T33">interface AMI_StockManagerHandler;</text:span></text:p>
      <text:p text:style-name="P34"><text:span text:style-name="T33">interface StockManager {</text:span></text:p>
      <text:p text:style-name="P34"><text:span text:style-name="T33"><text:tab/>// Original operation Declarations</text:span></text:p>
      <text:p text:style-name="P34"><text:span text:style-name="T33"><text:tab/>attribute string stock_exchange_name;</text:span></text:p>
      <text:p text:style-name="P34"><text:span text:style-name="T33"><text:tab/>boolean <text:tab/>add_stock(in string symbol, in double quote);</text:span></text:p>
      <text:p text:style-name="P34"><text:span text:style-name="T33"><text:tab/>void <text:tab/><text:tab/>edit_stock(in string symbol, in double new_quote)</text:span></text:p>
      <text:p text:style-name="P34"><text:span text:style-name="T33"><text:tab/><text:tab/>raises(InvalidStock);</text:span></text:p>
      <text:p text:style-name="P34"><text:span text:style-name="T33"><text:tab/>void <text:tab/><text:tab/>remove_stock(in string symbol, out double quote)</text:span></text:p>
      <text:p text:style-name="P34"><text:span text:style-name="T33"><text:tab/><text:tab/>raises(InvalidStock);</text:span></text:p>
      <text:p text:style-name="P34"><text:span text:style-name="T33"><text:tab/>boolean <text:tab/>find_closest_symbol(inout string symbol);</text:span></text:p>
      <text:p text:style-name="P34"><text:span text:style-name="T33"><text:tab/>double <text:tab/>get_quote(in string symbol) raises(InvalidStock);</text:span></text:p>
      <text:p text:style-name="P34"><text:span text:style-name="T33">};</text:span></text:p>
      <text:p text:style-name="P34"><text:span text:style-name="T33"/></text:p>
      <text:p text:style-name="P34"><text:span text:style-name="T33">// Async operation Declarations</text:span></text:p>
      <text:p text:style-name="P34"><text:span text:style-name="T33">interface AMI_StockManager {</text:span></text:p>
      <text:p text:style-name="P34"><text:span text:style-name="T33"><text:tab/>void <text:tab/>sendc_get_stock_exchange_name(</text:span></text:p>
      <text:p text:style-name="P34"><text:span text:style-name="T33"><text:tab/><text:tab/>in AMI_StockManagerHandler ami_handler);</text:span></text:p>
      <text:p text:style-name="P34"><text:span text:style-name="T33"><text:tab/>void <text:tab/>sendc_set_stock_exchange_name(</text:span></text:p>
      <text:p text:style-name="P34"><text:span text:style-name="T33"><text:tab/><text:tab/>in AMI_StockManagerHandler ami_handler,</text:span></text:p>
      <text:p text:style-name="P34"><text:span text:style-name="T33"><text:tab/><text:tab/>in string attr_stock_exchange_name);</text:span></text:p>
      <text:p text:style-name="P34"><text:span text:style-name="T33"><text:tab/>void <text:tab/>sendc_add_stock(</text:span></text:p>
      <text:p text:style-name="P34"><text:span text:style-name="T33"><text:tab/><text:tab/>in AMI_StockManagerHandler ami_handler, in string symbol,</text:span></text:p>
      <text:p text:style-name="P34"><text:span text:style-name="T33"><text:tab/><text:tab/>in double quote);</text:span></text:p>
      <text:p text:style-name="P34"><text:span text:style-name="T33"><text:tab/>void <text:tab/>sendc_edit_stock(</text:span></text:p>
      <text:p text:style-name="P34"><text:span text:style-name="T33"><text:tab/><text:tab/>in AMI_StockManagerHandler ami_handler,</text:span></text:p>
      <text:p text:style-name="P34"><text:span text:style-name="T33"><text:tab/><text:tab/>in string symbol, in double new_quote);</text:span></text:p>
      <text:p text:style-name="P34"><text:span text:style-name="T33"><text:tab/>void <text:tab/>sendc_remove_stock(</text:span></text:p>
      <text:p text:style-name="P34"><text:span text:style-name="T33"><text:tab/><text:tab/>in AMI_StockManagerHandler ami_handler,</text:span></text:p>
      <text:p text:style-name="P34"><text:span text:style-name="T33"><text:tab/><text:tab/>in string symbol);</text:span></text:p>
      <text:p text:style-name="P34"><text:span text:style-name="T33"><text:tab/>void <text:tab/>sendc_find_closest_symbol(</text:span></text:p>
      <text:p text:style-name="P34"><text:span text:style-name="T33"><text:tab/><text:tab/>in AMI_StockManagerHandler ami_handler,</text:span></text:p>
      <text:p text:style-name="P34"><text:span text:style-name="T33"><text:tab/><text:tab/>in string symbol);</text:span></text:p>
      <text:p text:style-name="P34"><text:span text:style-name="T33"><text:tab/>void <text:tab/>sendc_get_quote(</text:span></text:p>
      <text:p text:style-name="P34"><text:span text:style-name="T33"><text:tab/><text:tab/>in AMI_StockManagerHandler ami_handler,</text:span></text:p>
      <text:p text:style-name="P34"><text:span text:style-name="T33"><text:tab/><text:tab/>in string symbol);</text:span></text:p>
      <text:p text:style-name="P34"><text:span text:style-name="T33">};</text:span></text:p>
      <text:p text:style-name="P34"><text:span text:style-name="T31"/></text:p>
      <text:p text:style-name="P35"><text:span text:style-name="T31"/></text:p>
      <text:p text:style-name="P39"><text:span text:style-name="T33">// Async callback operation Declarations</text:span></text:p>
      <text:p text:style-name="P39"><text:span text:style-name="T33">interface AMI_StockManagerHandler {</text:span></text:p>
      <text:p text:style-name="P40"><text:span text:style-name="T45"><text:tab/></text:span><text:span text:style-name="T46"> void <text:tab/>get_stock_exchange_name(</text:span></text:p>
      <text:p text:style-name="P14"><text:tab/><text:tab/><text:tab/>in string ami_return_val);</text:p>
      <text:p text:style-name="P14"><text:tab/>void <text:tab/>get_stock_exchange_name<text:span text:style-name="T43">_</text:span>excep(</text:p>
      <text:p text:style-name="P15"><text:span text:style-name="T17"><text:tab/><text:tab/><text:tab/>in Messaging::ExceptionHolder excep_holder);</text:span></text:p>
      <text:p text:style-name="P15"><text:span text:style-name="T45"><text:tab/>void <text:tab/>set_stock_exchange_name</text:span><text:span text:style-name="T45">();</text:span></text:p>
      <text:p text:style-name="P15"><text:span text:style-name="T45"><text:tab/>void <text:tab/>set_stock_exchange_name</text:span><text:span text:style-name="T46">_</text:span><text:span text:style-name="T45">excep(</text:span></text:p>
      <text:p text:style-name="P15"><text:span text:style-name="T45"><text:tab/><text:tab/><text:tab/>in Messaging::ExceptionHolder excep_holder);</text:span></text:p>
      <text:p text:style-name="P15"><text:span text:style-name="T45"><text:tab/>void <text:tab/>add_stock</text:span><text:span text:style-name="T45">(</text:span></text:p>
      <text:p text:style-name="P15"><text:span text:style-name="T45"><text:tab/><text:tab/><text:tab/>in boolean ami_return_val);</text:span></text:p>
      <text:p text:style-name="P15"><text:span text:style-name="T45"><text:tab/>void <text:tab/>add_stock_</text:span><text:span text:style-name="T45">excep(</text:span></text:p>
      <text:p text:style-name="P15"><text:span text:style-name="T45"><text:tab/><text:tab/><text:tab/>in Messaging::ExceptionHolder excep_holder);</text:span></text:p>
      <text:p text:style-name="P15"><text:span text:style-name="T45"><text:tab/>void <text:tab/>edit_stock();</text:span></text:p>
      <text:p text:style-name="P15"><text:span text:style-name="T45"><text:tab/>void <text:tab/>edit_stock_</text:span><text:span text:style-name="T45">excep(</text:span></text:p>
      <text:p text:style-name="P15"><text:span text:style-name="T45"><text:tab/><text:tab/><text:tab/>in Messaging::ExceptionHolder excep_holder);</text:span></text:p>
      <text:p text:style-name="P15"><text:span text:style-name="T45"><text:tab/>void <text:tab/>remove_stock(</text:span></text:p>
      <text:p text:style-name="P15"><text:span text:style-name="T45"><text:tab/><text:tab/><text:tab/>in double quote);</text:span></text:p>
      <text:p text:style-name="P15"><text:span text:style-name="T45"><text:tab/>void <text:tab/>remove_stock_</text:span><text:span text:style-name="T45">excep(</text:span></text:p>
      <text:p text:style-name="P15"><text:span text:style-name="T45"><text:tab/><text:tab/><text:tab/>in Messaging::ExceptionHolder excep_holder);</text:span></text:p>
      <text:p text:style-name="P15"><text:span text:style-name="T45"><text:tab/>void <text:tab/>find_closest_symbol(</text:span></text:p>
      <text:p text:style-name="P15"><text:span text:style-name="T45"><text:tab/><text:tab/><text:tab/>in boolean ami_return_val,</text:span></text:p>
      <text:p text:style-name="P15"><text:span text:style-name="T45"><text:tab/><text:tab/><text:tab/>in string symbol);</text:span></text:p>
      <text:p text:style-name="P15"><text:span text:style-name="T45"><text:tab/>void <text:tab/>find_closest_symbol_</text:span><text:span text:style-name="T45">excep(</text:span></text:p>
      <text:p text:style-name="P15"><text:span text:style-name="T45"><text:tab/><text:tab/><text:tab/>in Messaging::ExceptionHolder excep_holder);</text:span></text:p>
      <text:p text:style-name="P15"><text:span text:style-name="T45"><text:tab/>void <text:tab/>get_quote(</text:span></text:p>
      <text:p text:style-name="P15"><text:span text:style-name="T45"><text:tab/><text:tab/><text:tab/>in double ami_return_val);</text:span></text:p>
      <text:p text:style-name="P15"><text:span text:style-name="T45"><text:tab/>void <text:tab/>get_quote_</text:span><text:span text:style-name="T45">excep(</text:span></text:p>
      <text:p text:style-name="P15"><text:span text:style-name="T45"><text:tab/><text:tab/><text:tab/>in Messaging::ExceptionHolder excep_holder);</text:span></text:p>
      <text:p text:style-name="P15"><text:span text:style-name="T45">};</text:span></text:p>
      <text:p text:style-name="P16"><text:span text:style-name="T38">Implied-IDL for a client component</text:span></text:p>
      <text:p text:style-name="P17"><text:span text:style-name="T31">The signature of the implied-IDL for a client component is as follows:</text:span></text:p>
      <text:list xml:id="list1629070636" text:style-name="L8">
        <text:list-item>
          <text:p text:style-name="P21"><text:span text:style-name="T27">For each interface, the following declaration must be inserted in order to handle asynchronous requests : </text:span></text:p>
        </text:list-item>
        <text:list-item>
          <text:p text:style-name="P41"><text:span text:style-name="T28">uses AMI_&lt;ifaceName&gt;</text:span></text:p>
        </text:list-item>
        <text:list-item>
          <text:p text:style-name="P21"><text:span text:style-name="T27">For each interface, the following declaration should be inserted to handle synchronous requests:</text:span></text:p>
        </text:list-item>
        <text:list-item>
          <text:p text:style-name="P42"><text:span text:style-name="T27">uses &lt;ifaceName&gt;</text:span></text:p>
        </text:list-item>
        <text:list-item>
          <text:p text:style-name="P21"><text:span text:style-name="T27">A client component should provide the callback interface by declaring :</text:span></text:p>
        </text:list-item>
        <text:list-item>
          <text:p text:style-name="P41"><text:span text:style-name="T28">provides</text:span><text:span text:style-name="T27"> </text:span><text:span text:style-name="T28">AMI_&lt;ifaceName&gt;Handler</text:span></text:p>
        </text:list-item>
      </text:list>
      <text:p text:style-name="P29"><text:soft-page-break/><text:span text:style-name="T31"/></text:p>
      <text:p text:style-name="P29"><text:span text:style-name="T31"/></text:p>
      <text:p text:style-name="P29"><text:span text:style-name="T31"/></text:p>
      <text:p text:style-name="P29"><text:span text:style-name="T31"/></text:p>
      <text:h text:style-name="Heading_20_2"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 This example consists of a Sender and Receiver component with an AMI component in between. The Receiver component provides the interface <text:span text:style-name="keyword">MyFoo</text:span> as follows:</text:p>
      <text:p text:style-name="P1"/>
      <text:p text:style-name="P2">interface MyFoo </text:p>
      <text:p text:style-name="P2">{</text:p>
      <text:p text:style-name="P2"><text:tab/>long foo (in string in_str, out string answer) raises (InternalError);</text:p>
      <text:p text:style-name="P2"/>
      <text:p text:style-name="P2"><text:tab/>attribute short rw_attrib;</text:p>
      <text:p text:style-name="P2"><text:tab/>readonly attribute short ro_attrib;</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As mentioned, AMI in CCM is a connector. This component is placed between the Sender (client) and the Receiver (server) components (see figure below).</text:p>
      <text:p text:style-name="P28"/>
      <text:p text:style-name="paragraph"><draw:g text:anchor-type="paragraph" draw:z-index="0" draw:style-name="gr1"><draw:rect draw:style-name="gr2" draw:text-style-name="P44" svg:width="1.3543in" svg:height="1.2398in" svg:x="0.8165in" svg:y="0.2622in"><text:p text:style-name="P44">Sender </text:p><text:p text:style-name="P44">('client' component)</text:p></draw:rect><draw:rect draw:style-name="gr3" draw:text-style-name="P44" svg:width="1.698in" svg:height="1.2398in" svg:x="2.8039in" svg:y="0.2622in"><text:p text:style-name="P44">AMI</text:p><text:p text:style-name="P44">(AMI-component)</text:p></draw:rect><draw:rect draw:style-name="gr2" draw:text-style-name="P44" svg:width="1.3543in" svg:height="1.2398in" svg:x="5.2957in" svg:y="0.2602in"><text:p text:style-name="P44">Receiver </text:p><text:p text:style-name="P44">('server' component)</text:p></draw:rect><draw:g draw:style-name="gr4"><draw:g draw:style-name="gr4"><draw:custom-shape draw:style-name="gr5" svg:width="0.2315in" svg:height="0.2421in" draw:transform="rotate (1.5707963267946) translate (2.37638888888889in 0.836805555555555in)"><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6" draw:text-style-name="P44" svg:width="0.0941in" svg:height="0.0862in" svg:x="2.4917in" svg:y="0.6819in"><text:p/></draw:ellipse></draw:g><draw:g draw:style-name="gr4"><draw:custom-shape draw:style-name="gr5" svg:width="0.2315in" svg:height="0.2421in" draw:transform="rotate (-1.57079632679579) translate (2.61805555555556in 0.91458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6" draw:text-style-name="P44" svg:width="-0.0941in" svg:height="-0.0862in" svg:x="2.5043in" svg:y="1.0709in"><text:p/></draw:ellipse></draw:g><draw:line draw:style-name="gr7" draw:text-style-name="P44" svg:x1="2.3949in" svg:y1="0.7213in" svg:x2="2.2839in" svg:y2="0.7205in"><text:p/></draw:line><draw:line draw:style-name="gr7" draw:text-style-name="P44" svg:x1="2.2839in" svg:y1="0.7205in" svg:x2="2.2839in" svg:y2="1.0339in"><text:p/></draw:line><draw:line draw:style-name="gr7" draw:text-style-name="P44" svg:x1="2.4555in" svg:y1="1.0346in" svg:x2="2.2839in" svg:y2="1.0346in"><text:p/></draw:line><draw:line draw:style-name="gr7" draw:text-style-name="P44" svg:x1="2.5854in" svg:y1="0.7193in" svg:x2="2.7106in" svg:y2="0.7193in"><text:p/></draw:line><draw:line draw:style-name="gr7" draw:text-style-name="P44" svg:x1="2.6193in" svg:y1="1.0346in" svg:x2="2.7102in" svg:y2="1.0346in"><text:p/></draw:line><draw:line draw:style-name="gr7" draw:text-style-name="P44" svg:x1="2.7102in" svg:y1="0.7193in" svg:x2="2.7102in" svg:y2="1.0346in"><text:p/></draw:line></draw:g><draw:line draw:style-name="gr7" draw:text-style-name="P44" svg:x1="2.2843in" svg:y1="0.8618in" svg:x2="2.1709in" svg:y2="0.8618in"><text:p/></draw:line><draw:line draw:style-name="gr7" draw:text-style-name="P44" svg:x1="2.7102in" svg:y1="0.8701in" svg:x2="2.8039in" svg:y2="0.8701in"><text:p/></draw:line><draw:g draw:style-name="gr4"><draw:custom-shape draw:style-name="gr5" svg:width="0.2315in" svg:height="0.2421in" draw:transform="rotate (1.5707963267946) translate (4.82083333333333in 0.94583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8" draw:text-style-name="P44" svg:width="0.0941in" svg:height="0.0862in" svg:x="4.9358in" svg:y="0.7909in"><text:p text:style-name="P44">v</text:p></draw:ellipse></draw:g><draw:line draw:style-name="gr7" draw:text-style-name="P44" svg:x1="4.8209in" svg:y1="0.8366in" svg:x2="4.502in" svg:y2="0.8366in"><text:p/></draw:line><draw:line draw:style-name="gr7" draw:text-style-name="P44" svg:x1="5.002in" svg:y1="0.85in" svg:x2="5.2957in" svg:y2="0.85in"><text:p/></draw:line><draw:frame draw:style-name="gr9" svg:width="0.4913in" svg:height="0.1921in" svg:x="4.6713in" svg:y="0.9677in"><draw:text-box><text:p>MyFoo</text:p></draw:text-box></draw:frame><draw:frame draw:style-name="gr10" draw:text-style-name="P45" svg:width="0.8232in" svg:height="0.1677in" svg:x="2.5445in" svg:y="0.4094in"><draw:text-box><text:p><text:span text:style-name="T55">AMI_MyFoo</text:span></text:p></draw:text-box></draw:frame><draw:frame draw:style-name="gr11" draw:text-style-name="P45" svg:width="1.3413in" svg:height="0.1677in" svg:x="1.3303in" svg:y="1.1791in"><draw:text-box><text:p><text:span text:style-name="T55">AMI_MyFoo_callback</text:span></text:p></draw:text-box></draw:frame><draw:g draw:style-name="gr4"><draw:custom-shape draw:style-name="gr5" svg:width="0.2315in" svg:height="0.2421in" draw:transform="rotate (1.5707963267946) translate (3.55in 1.92152777777778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8" draw:text-style-name="P44" svg:width="0.0941in" svg:height="0.0862in" svg:x="3.665in" svg:y="1.7665in"><text:p text:style-name="P44">v</text:p></draw:ellipse></draw:g><draw:line draw:style-name="gr7" draw:text-style-name="P44" svg:x1="1.4799in" svg:y1="1.502in" svg:x2="1.4799in" svg:y2="1.8028in"><text:p/></draw:line><draw:line draw:style-name="gr7" draw:text-style-name="P44" svg:x1="3.55in" svg:y1="1.8028in" svg:x2="1.4799in" svg:y2="1.8028in"><text:p/></draw:line><draw:line draw:style-name="gr7" draw:text-style-name="P44" svg:x1="3.7091in" svg:y1="1.8173in" svg:x2="6.0528in" svg:y2="1.8173in"><text:p/></draw:line><draw:line draw:style-name="gr7" draw:text-style-name="P44" svg:x1="6.0528in" svg:y1="1.8189in" svg:x2="6.0528in" svg:y2="1.5in"><text:p/></draw:line><draw:frame draw:style-name="gr12" svg:width="1.0594in" svg:height="0.1886in" svg:x="3.7547in" svg:y="1.902in"><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IDL interface needs to be extended for handling asynchronous invocations. A new (implied) interface (<text:span text:style-name="keyword"><text:span text:style-name="T5">AMI_MyFoo</text:span></text:span>) is created. For each existing method with in- and/or out-parameters or return values in <text:span text:style-name="keyword"><text:span text:style-name="T5">MyFoo</text:span></text:span>, a new void method with the prefix <text:span text:style-name="keyword">sendc_</text:span> is added to the implied <text:span text:style-name="keyword"><text:span text:style-name="T5">AMI_MyFoo </text:span></text:span><text:span text:style-name="keyword">interface. </text:span>The out-parameters are not used in these methods. <text:s/></text:p>
      <text:p text:style-name="P7">Attributes</text:p>
      <text:p text:style-name="P10"/>
      <text:p text:style-name="P10">The signature of the implied-IDL for the callback model getter and setter operations</text:p>
      <text:p text:style-name="P5">corresponding to an interface’s attribute is as follows.</text:p>
      <text:list xml:id="list1092220607" text:style-name="L1">
        <text:list-item>
          <text:p text:style-name="P12">Setter operations are only generated for attributes that are not defined readonly</text:p>
        </text:list-item>
        <text:list-item>
          <text:p text:style-name="P12">void return type, followed by the operation name, which to distinguish between the</text:p>
        </text:list-item>
        <text:list-item>
          <text:p text:style-name="P12">getter and setter operations for the attribute is given by either:</text:p>
          <text:list>
            <text:list-item>
              <text:list>
                <text:list-item>
                  <text:p text:style-name="P12"><text:span text:style-name="T3">sendc_get_&lt;attributeName&gt;</text:span><text:span text:style-name="T17"> </text:span><text:s/>for reading the attribute value, where</text:p>
                </text:list-item>
              </text:list>
            </text:list-item>
          </text:list>
        </text:list-item>
      </text:list>
      <text:p text:style-name="P6">attributeName is the name of the attribute, or</text:p>
      <text:list xml:id="list966455058" text:continue-numbering="true" text:style-name="L1">
        <text:list-item>
          <text:list>
            <text:list-item>
              <text:list>
                <text:list-item>
                  <text:p text:style-name="P13"><text:span text:style-name="T3">sendc_set_&lt;attributeName&gt; </text:span><text:span text:style-name="T16"><text:s/>for setting the attribute value, where </text:span><text:span text:style-name="T16">attributeName is the <text:tab/>name of the attribute that is not defined readonly.</text:span></text:p>
                </text:list-item>
              </text:list>
            </text:list-item>
          </text:list>
        </text:list-item>
      </text:list>
      <text:p text:style-name="P9">The AMI component should provide and the Sender component should use this <text:span text:style-name="keyword"><text:span text:style-name="T5">AMI_MyFoo</text:span></text:span> interface.</text:p>
      <text:p text:style-name="paragraph">Besides an <text:span text:style-name="keyword">AMI_MyFoo</text:span><text:span text:style-name="keyword"><text:span text:style-name="T6"> </text:span></text:span><text:span text:style-name="keyword"><text:span text:style-name="T7">interface the (implied) callback interfaces should be created. The Sender component should provide and the AMI component should use this callback interface. The callback interface should be named, using </text:span></text:span><text:span text:style-name="keyword"><text:span text:style-name="T9">AMI_</text:span></text:span><text:span text:style-name="keyword"><text:span text:style-name="T7"> as prefix and </text:span></text:span><text:span text:style-name="keyword"><text:span text:style-name="T9">_callback</text:span></text:span><text:span text:style-name="keyword"><text:span text:style-name="T7"> as postfix. In this example </text:span></text:span><text:span text:style-name="keyword"><text:span text:style-name="T11">AMI_MyFoo_callback</text:span></text:span><text:span text:style-name="keyword"><text:span text:style-name="T7">. In this interface all prefixed sendc_ methods should be listed twice; once with postfix '</text:span></text:span><text:span text:style-name="keyword"><text:span text:style-name="T9">_</text:span></text:span><text:span text:style-name="keyword"><text:span text:style-name="T11">callback</text:span></text:span><text:span text:style-name="keyword"><text:span text:style-name="T9">_</text:span></text:span><text:span text:style-name="keyword"><text:span text:style-name="T11">handler</text:span></text:span><text:span text:style-name="keyword"><text:span text:style-name="T7">' and once with '_</text:span></text:span><text:span text:style-name="keyword"><text:span text:style-name="T12">callback</text:span></text:span><text:span text:style-name="keyword"><text:span text:style-name="T7">_</text:span></text:span><text:span text:style-name="keyword"><text:span text:style-name="T12">exception</text:span></text:span><text:span text:style-name="keyword"><text:span text:style-name="T7">'. The callback_handler handles the callback calls. The signature of this method is to pass the return value of the foo method as a first parameter, followed by the out parameters of this method.</text:span></text:span></text:p>
      <text:p text:style-name="paragraph"><text:span text:style-name="keyword"><text:span text:style-name="T7">The callback_exception is called when the Receiver component caught an exception while executing foo. </text:span></text:span><text:span text:style-name="keyword"><text:span text:style-name="T8">Describe ExceptionHolder</text:span></text:span><text:span text:style-name="keyword"><text:span text:style-name="T7">.</text:span></text:span></text:p>
      <text:p text:style-name="paragraph"><text:soft-page-break/><text:span text:style-name="keyword"><text:span text:style-name="T7">The Receiver component (server) just provides the original interface (</text:span></text:span><text:span text:style-name="keyword"><text:span text:style-name="T11">MyFoo</text:span></text:span><text:span text:style-name="keyword"><text:span text:style-name="T7">); The AMI component uses this interface.</text:span></text:span></text:p>
      <text:p text:style-name="paragraph">The needed interfaces are defined as follows:</text:p>
      <text:p text:style-name="P2">// -- resulting (implied) interfaces </text:p>
      <text:p text:style-name="P2">//</text:p>
      <text:p text:style-name="P2"/>
      <text:p text:style-name="P2">// Implied callback interface from AMI-component to calling component</text:p>
      <text:p text:style-name="P2">interface AMI_MyFoo_callback</text:p>
      <text:p text:style-name="P2">{</text:p>
      <text:p text:style-name="P2"><text:tab/>void foo_callback_handler (in long ami_return_val, in string answer);</text:p>
      <text:p text:style-name="P2"><text:s text:c="6"/>void foo_callback_excep (in Messaging::ExceptionHolder exception_holder);</text:p>
      <text:p text:style-name="P2"/>
      <text:p text:style-name="P2"><text:tab/>void get_rw_attrib_callback_handler (in short ami_return_val);</text:p>
      <text:p text:style-name="P2"><text:tab/>void get_rw_attrib_callback_excep (in Messaging::ExceptionHolder exception_holder);</text:p>
      <text:p text:style-name="P2"><text:tab/></text:p>
      <text:p text:style-name="P2"><text:tab/><text:span text:style-name="T20">void set_rw_attrib_callback_handler ();</text:span></text:p>
      <text:p text:style-name="P2"><text:span text:style-name="T20"><text:tab/></text:span>void set_rw_attrib_callback_excep (in Messaging::ExceptionHolder exception_holder);</text:p>
      <text:p text:style-name="P2"><text:tab/></text:p>
      <text:p text:style-name="P2"><text:tab/>void get_ro_attrib_callback_handler (in short ami_return_val);</text:p>
      <text:p text:style-name="P2"><text:tab/>void get_ro_attrib_callback_excep (in Messaging::ExceptionHolder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interface AMI_MyFoo</text:p>
      <text:p text:style-name="P2">{</text:p>
      <text:p text:style-name="P2"><text:tab/>void sendc_foo (in AMI_MyFoo_callback ami_handler, in string in_str);</text:p>
      <text:p text:style-name="P2"><text:tab/>void sendc_get_rw_attrib (in AMI_MyFoo_callback ami_handler);</text:p>
      <text:p text:style-name="P2"><text:tab/>void sendc_set_rw_attrib (in AMI_MyFoo_callback ami_handler, in short rw_attrib);</text:p>
      <text:p text:style-name="P2"><text:tab/>void sendc_get_ro_attrib (in AMI_MyFoo_callback ami_handle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Each time an asynchronous call is invoked, a reply handler should be passed. The reply handler should be created on the Sender side and should be passed to the AMI component (as the first parameter of the sendc function). The AMI component uses this reply handler to call the Sender when the answer is received. It's up to the user whether to create one “global” reply handler or one reply handler per request. </text:p>
      <text:p text:style-name="paragraph">When nil is passed as reply handler, the AMI component treats that request as a oneway method. None of the provided callback methods are invoked.</text:p>
      <text:p text:style-name="paragraph"/>
      <text:p text:style-name="P3"><text:soft-page-break/>// SENDER COMPONENT</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text:tab/>run_asynch_my_foo;</text:p>
      <text:p text:style-name="code"/>
      <text:p text:style-name="code"><text:s text:c="4"/>// for synchronous invocation</text:p>
      <text:p text:style-name="code"><text:s text:c="4"/>uses MyFoo<text:tab/><text:tab/>run_my_foo;</text:p>
      <text:p text:style-name="code"/>
      <text:p text:style-name="code"><text:s text:c="4"/>//provides the callback function/exception for the AMI component.</text:p>
      <text:p text:style-name="code"><text:s text:c="4"/>provides CCM_AMI::AMI_MyFoo_callback <text:s text:c="7"/>the_my_foo_callback;</text:p>
      <text:p text:style-name="code"><text:s text:c="2"/>};</text:p>
      <text:p text:style-name="code"/>
      <text:p text:style-name="code"><text:s text:c="2"/>home SenderHome manages Sender</text:p>
      <text:p text:style-name="code"><text:s text:c="2"/>{</text:p>
      <text:p text:style-name="code"><text:s text:c="2"/>};</text:p>
      <text:p text:style-name="code">};</text:p>
      <text:p text:style-name="code"/>
      <text:p text:style-name="P3">// AMI COMPONENT</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text:tab/>perform_asynch_my_foo;</text:p>
      <text:p text:style-name="code"/>
      <text:p text:style-name="code"><text:s text:c="4"/>//uses the interface of the Receiver ('server')</text:p>
      <text:p text:style-name="code"><text:s text:c="4"/>uses MyFoo<text:tab/><text:tab/><text:tab/>my_foo_receiver;</text:p>
      <text:p text:style-name="code"/>
      <text:p text:style-name="code"><text:s text:c="4"/>//uses the callback interface of the sender</text:p>
      <text:p text:style-name="code"><text:s text:c="4"/>uses CCM_AMI::AMI_MyFoo_callback<text:tab/>callback_my_foo;</text:p>
      <text:p text:style-name="code"><text:s text:c="2"/>};</text:p>
      <text:p text:style-name="code"/>
      <text:p text:style-name="code"><text:s text:c="2"/>home AMIHome manages AMI</text:p>
      <text:p text:style-name="code"><text:s text:c="2"/>{</text:p>
      <text:p text:style-name="code"><text:s text:c="2"/>};</text:p>
      <text:p text:style-name="code">};</text:p>
      <text:p text:style-name="code"/>
      <text:p text:style-name="P3">//RECEIVER COMPONENT</text:p>
      <text:p text:style-name="code">module CCM_AMI</text:p>
      <text:p text:style-name="code">{</text:p>
      <text:p text:style-name="code"><text:s text:c="2"/>component Receiver</text:p>
      <text:p text:style-name="code"><text:s text:c="2"/>{</text:p>
      <text:p text:style-name="code"><text:s text:c="4"/>//provides </text:p>
      <text:p text:style-name="code"><text:s text:c="4"/>provides MyFoo do_my_foo;</text:p>
      <text:p text:style-name="code"><text:s text:c="2"/>};</text:p>
      <text:p text:style-name="code"/>
      <text:p text:style-name="code"><text:s text:c="2"/>home ReceiverHome manages Receiver</text:p>
      <text:p text:style-name="code"><text:s text:c="2"/>{</text:p>
      <text:p text:style-name="code"><text:s text:c="2"/>};</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aragraph"/>
      <text:p text:style-name="P4">IDL3+</text:p>
      <text:p text:style-name="P8">Using IDL3+, the component description could look like this:</text:p>
      <text:p text:style-name="P3">//BASE DEFINITIONS</text:p>
      <text:p text:style-name="code">porttype AMI_MyFooPort</text:p>
      <text:p text:style-name="code">{</text:p>
      <text:p text:style-name="code"><text:tab/>uses <text:s text:c="4"/>CCM_AMI::AMI_MyFoo <text:s text:c="10"/>run_asynch_my_foo;</text:p>
      <text:p text:style-name="code"><text:tab/>provides CCM_AMI::AMI_MyFoo_callback <text:s/>the_my_foo_callback;</text:p>
      <text:p text:style-name="code">};</text:p>
      <text:p text:style-name="code"/>
      <text:p text:style-name="code">porttype AMI_MyInterfacePort</text:p>
      <text:p text:style-name="code">{</text:p>
      <text:p text:style-name="code"><text:tab/>uses CCM_AMI::AMI_MyInterface <text:s text:c="14"/>run_asynch_my_interface;</text:p>
      <text:p text:style-name="code"><text:tab/>provides CCM_AMI::AMI_MyInterface_callback <text:s/>the_my_interface_callback;</text:p>
      <text:p text:style-name="code">};</text:p>
      <text:p text:style-name="code"/>
      <text:p text:style-name="P3">//SENDER COMPONENT</text:p>
      <text:p text:style-name="code">module Hello_AMI</text:p>
      <text:p text:style-name="code">{</text:p>
      <text:p text:style-name="code"><text:tab/>component Sender</text:p>
      <text:p text:style-name="code"><text:s text:c="2"/><text:tab/>{</text:p>
      <text:p text:style-name="code"><text:tab/><text:tab/>port AMI_MyFooPort my_foo_port;</text:p>
      <text:p text:style-name="code"><text:tab/><text:tab/>port AMI_MyInterfacePort my_interface_port;</text:p>
      <text:p text:style-name="code"/>
      <text:p text:style-name="code"><text:tab/><text:tab/>// for synchronous invocation</text:p>
      <text:p text:style-name="code"><text:tab/><text:tab/>uses CCM_AMI::MyFoo <text:s text:c="8"/>run_my_foo;</text:p>
      <text:p text:style-name="code"><text:tab/><text:tab/>uses CCM_AMI::MyInterface <text:s text:c="2"/>run_my_interface;</text:p>
      <text:p text:style-name="code"><text:s text:c="2"/><text:tab/>};</text:p>
      <text:p text:style-name="code"/>
      <text:p text:style-name="code"><text:tab/>home SenderHome manages Sender</text:p>
      <text:p text:style-name="code"><text:tab/>{</text:p>
      <text:p text:style-name="code"><text:tab/>};</text:p>
      <text:p text:style-name="code">};</text:p>
      <text:p text:style-name="code"/>
      <text:p text:style-name="P3">// AMI COMPONENT</text:p>
      <text:p text:style-name="code">module Hello_AMI</text:p>
      <text:p text:style-name="code">{</text:p>
      <text:p text:style-name="code"><text:tab/>component AMI</text:p>
      <text:p text:style-name="code"><text:tab/>{</text:p>
      <text:p text:style-name="code"><text:tab/><text:tab/>mirrorport AMI_MyFooPort ami_my_foo_port;</text:p>
      <text:p text:style-name="code"><text:tab/><text:tab/>mirrorport AMI_MyInterfacePort ami_my_interface_port;</text:p>
      <text:p text:style-name="code"/>
      <text:p text:style-name="code"><text:tab/><text:tab/>uses CCM_AMI::MyFoo <text:s text:c="8"/>run_my_foo;</text:p>
      <text:p text:style-name="code"><text:tab/><text:tab/>uses CCM_AMI::MyInterface <text:s text:c="2"/>run_my_interface;</text:p>
      <text:p text:style-name="code"><text:tab/>};</text:p>
      <text:p text:style-name="code"/>
      <text:p text:style-name="code"><text:tab/>home AMIHome manages AMI</text:p>
      <text:p text:style-name="code"><text:tab/>{</text:p>
      <text:p text:style-name="code"><text:tab/>};</text:p>
      <text:p text:style-name="code">};</text:p>
      <text:p text:style-name="code"/>
      <text:p text:style-name="P3">//RECEIVER COMPONENT</text:p>
      <text:p text:style-name="code">The receiver component IDL doesn't need IDL3+.</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GOPOPA+TimesNewRoman" svg:font-family="GOPOPA+TimesNewRoman" style:font-family-generic="roman"/>
    <style:font-face style:name="GOPOPM+TimesNewRoman,Italic" svg:font-family="'GOPOPM+TimesNewRoman,Italic'" style:font-family-generic="roman"/>
    <style:font-face style:name="GPAACC+TimesNewRoman,Bold" svg:font-family="'GPAACC+TimesNewRoman,Bold'" style:font-family-generic="roman"/>
    <style:font-face style:name="GOPPGC+Arial,Bold" svg:font-family="'GOPPGC+Arial,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Heading_20_6" style:display-name="Heading 6" style:family="paragraph" style:parent-style-name="Standard" style:next-style-name="paragraph" style:class="text">
      <style:paragraph-properties fo:margin-left="0.7874in" fo:margin-right="0in" fo:margin-top="0.25in" fo:margin-bottom="0in" fo:text-indent="0in" style:auto-text-indent="false" fo:keep-with-next="always"/>
      <style:text-properties fo:font-style="italic" style:font-style-asian="italic"/>
    </style:style>
    <style:style style:name="Heading_20_1" style:display-name="Heading 1" style:family="paragraph" style:parent-style-name="Standard" style:next-style-name="paragraph" style:class="text" style:default-outline-level="1">
      <style:paragraph-properties fo:margin-top="1in" fo:margin-bottom="0.1945in" fo:break-before="page" fo:padding-left="0in" fo:padding-right="0in" fo:padding-top="0in" fo:padding-bottom="0.0138in" fo:border-left="none" fo:border-right="none" fo:border-top="none" fo:border-bottom="0.0071in solid #000000" fo:keep-with-next="always">
        <style:tab-stops>
          <style:tab-stop style:position="1.9689in"/>
          <style:tab-stop style:position="6.3in"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class="text" style:default-outline-level="2">
      <style:paragraph-properties fo:margin-left="0.7882in" fo:margin-right="0in" fo:margin-top="0.5in" fo:margin-bottom="0in" fo:text-indent="-0.5909in" style:auto-text-indent="false" fo:keep-with-next="always">
        <style:tab-stops>
          <style:tab-stop style:position="0.7874in"/>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374in"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374in"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374in"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374in"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09-09-29T11:06:37</dc:date>
    <meta:editing-duration>PT08H26M13S</meta:editing-duration>
    <meta:editing-cycles>23</meta:editing-cycles>
    <meta:generator>OpenOffice.org/3.0$Linux OpenOffice.org_project/300m21$Build-9319</meta:generator>
    <meta:document-statistic meta:table-count="0" meta:image-count="0" meta:object-count="0" meta:page-count="10" meta:paragraph-count="279" meta:word-count="2093" meta:character-count="15557"/>
    <meta:user-defined meta:name="Info 1"/>
    <meta:user-defined meta:name="Info 2"/>
    <meta:user-defined meta:name="Info 3"/>
    <meta:user-defined meta:name="Info 4"/>
  </office:meta>
</office:document-meta>
</file>